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solid" style:text-position="0% 100%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text-position="super 58%" style:text-underline-style="none"/>
    </style:style>
    <style:style style:name="T8" style:family="text">
      <style:text-properties style:text-line-through-style="none" style:text-position="0% 100%" style:text-underline-style="none"/>
    </style:style>
    <style:style style:name="T9" style:family="text">
      <style:text-properties style:text-line-through-style="none" style:text-position="0% 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0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Satisfaction with god's dispositions/</text:p>
      <text:p text:style-name="P2"/>
      <text:p text:style-name="P3">[Page 1]</text:p>
      <text:p text:style-name="P3">[Hebrew]/ "And the mixed multitude that was among them, felt a/ lustful longing, and the children of Israel also wept again,/ and said: who will give us flesh to eat? <text:s/>We remember the/ fish, which we did eat in Egy<text:span text:style-name="T1">e</text:span><text:span text:style-name="T4">pt for naught, the cucumbers/ and the melons, and the leeks, and the onions, and the gar-/-lic. <text:s/>But now our soil is faint, there is nothing at all,/ except this manna, which is before our eyes"./</text:span></text:p>
      <text:p text:style-name="P3"><text:span text:style-name="T4">Oh human ingratitude! <text:s/>The table is spread with abun-/-dance of food, and yet a cry is </text:span><text:span text:style-name="T1">he</text:span><text:span text:style-name="T4"> raised, as when people/ hunger! <text:s/>An aliment pleasing to the taste is gathered/ and enjoyed with absolute freedom, still men crave/ the bread of bondage! <text:s/>Does it surprise you, my/ friends! that such a deportment should provoke the/ wrath of God? <text:s/>Is there anything more grievous than/ to hear a child whom we have, from pure love, supported in/ a manner most conducive to health, repine at the/ want of that which is the earning of thraldom? <text:s/>Than/ to see him contemn, what we, unrequited, have/ profusely given? <text:s/>No, you should rather wonder/ at the long-suffering of the Deity, who does not/</text:span></text:p>
      <text:p text:style-name="P6"/>
      <text:p text:style-name="P6">[Page 2]</text:p>
      <text:p text:style-name="P3"><text:span text:style-name="T4">instantaneously visit </text:span><text:span text:style-name="T5">upon us</text:span><text:span text:style-name="T6"> our offences,/ who allows the sinner time to bethink himself/ and retract. <text:s/>But did I say "upon us"? <text:s/>Is the/ reproach recorded against our ancestors, in the section/ of this Sabbath, applicable to ourselves also? <text:s/>Aye,/ even so, my dear Brethren! <text:s/>The Father of all living,/ provides for our necessities, and though little might/ suffice us, he with a</text:span><text:span text:style-name="T2">n unsparing</text:span><text:span text:style-name="T6"> bountiful hand showers down/ </text:span><text:soft-page-break/><text:span text:style-name="T6">an exuberance of good [Hebrew]. <text:s/>The fields/ invite us to feast on their rich produce, the sea/ offers us an ample tribute. <text:s/>We luxuriate on countless/ species of nutriments, but withal we are discontent./ <text:s/>Verily, our ingratitude exceeds that of which our ances-/-tors became guilty, for, </text:span><text:span text:style-name="T5">they</text:span><text:span text:style-name="T6"> murmured because unable/ to multiply their viands, </text:span><text:span text:style-name="T5">we</text:span><text:span text:style-name="T6"> complain though/ an immense variety thereof be at our command./ <text:s/>A beneficent Lord grants us affluence, but out/ demeanour is that of the hapless necessitous. <text:s/>We toil/ and plod as he who needs a morsel to sustain his/ famished children. <text:s/>Possessed of the means to satisfy/ all our requirements, we despond, if our material advan-/-cement falls short of our anticipations. <text:s/>Hence it is/ that labour, which should dignify our existence,/</text:span></text:p>
      <text:p text:style-name="P7"/>
      <text:p text:style-name="P7">[Page 3]</text:p>
      <text:p text:style-name="P3"><text:span text:style-name="T6">debases it. <text:s/>Its exercise intended to preserve/ in us, a hale body and a cheerful mind, becomes/ a bane to both; for, whereas we ought to regulate/ it wisely, we are ruled by it despotically. <text:s/>We should/ remember [Hebrew] "that man liveth not on/ bread alone" and that the Sovereign of the Universe,/ dispenses the same super abundantly, in order that we might/ employ our noble faculties, for higher purposes; but/ a wrong impression has laid hold of the human mind./ <text:s/>We believe, </text:span><text:span text:style-name="T2">as</text:span><text:span text:style-name="T6"> (because the common adage teaches it) that business/ preceeds[sic!] all things; but it is an error, my friends! a/ fatal error which occasions days of sorrow, and sleepless/ nights. <text:s/>Not business, but duty must preceed[sic!] all/ things. <text:s/>To be sure, it is the obligation of every/ man to labour. <text:s/>The sluggard falsifies his being, and/ whether he be rich or poor he is despicable, but we/ are told that there are such "whose labour is with/ wisdom and knowledge" while that of others is with/ folly and indiscretion. <text:s/>To apportion certain hours/ to work, to steadily follow it, is laudable, but/ to sacrifice to it </text:span><text:span text:style-name="T5">all</text:span><text:span text:style-name="T6"> hours; the comforts of home,/ the pleasure of a domestic repast, the delightful/ task of studying and promoting the good tendencies of/</text:span></text:p>
      <text:p text:style-name="P7"/>
      <text:p text:style-name="P7">[Page 4]</text:p>
      <text:p text:style-name="P3"><text:span text:style-name="T6">of our tender offspring, is not alone reprehensible/ but sinful. <text:s/>It is evincing ingratitude to Him, who/ supplies us with more than we actually require;/ for, what could impel us thus to be fettered by incessant/ labour? <text:s/>What; but an ungodly fear that the/ Power which sustains the world might flag, and we/ perish for want! <text:s/>There are many </text:span><text:span text:style-name="T2">of</text:span><text:span text:style-name="T6"> even among us who store their houses with/ the choice increase of the earth. <text:s/>Many who have built their/ own dwellings and provided themselves against all seasons,/ but notwithstanding that they will drudge at all season for the acquisi-/-tion of a substance, which </text:span><text:span text:style-name="T5">they</text:span><text:span text:style-name="T6"> can never enjoy, because/ superfluous, and their successors may squander/ away. <text:s/>Exhort such ones, to labour less, and confide more/ in God. <text:s/>To have the moral welfare of their children/ at heart, and to let </text:span><text:span text:style-name="T5">them</text:span><text:span text:style-name="T6"> seek their own material progress,/ To devote some of their time to the furtherance of/ their spiritual improvement; to muse upon/ the law of the Eternal, and contemplate his handiwork,/ and they will probably answer, that their acquisitions/ are not yet set upon an immoveable footing, that they/ fear reverses, and must therefore strive unremittingly/ to augment their possessions. <text:s/>It is, my Brethren,/ that want of confidence in our Celestial Benefactor,/</text:span></text:p>
      <text:p text:style-name="P7"/>
      <text:p text:style-name="P7">[Page 5]</text:p>
      <text:p text:style-name="P3"><text:span text:style-name="T6">that </text:span><text:span text:style-name="T2">delivers</text:span><text:span text:style-name="T6"> consigns us in shackles to constant toil. <text:s/>It is/ that which often shuts out from our breasts a feeling/ of kindliness and charity for they who need, and have a/ </text:span><text:span text:style-name="T5">claim</text:span><text:span text:style-name="T6"> on our assistance. <text:s/>It is that which creates the/ vampyre that sucks out the life-blood of the miser./ <text:s/>Two days since, one of our city journals illustrated my/ position, by recounting that an individual, who had/ amassed a fortune, by ding of his industry, was seized/ with the dread of losing it, and so powerfully did the evil thought/ prey on his mind, that he committed self-destruction./ <text:s/>Such an example, is happily very rare, but it never-/-theless corroborates what the wisest of men, wrote by/ inspiration; "The fear which man entertaineth is to/ him a snare; but whosoever putteth his trust in the/ Lord shall be set on high" [Hebrew]/ "Better is a handful with quietness, than both the hands full,/ with travail and vexation of spirit" [Hebrew]/ [Hebrew]--. <text:s/>Let us learn</text:span><text:span text:style-name="T7">2</text:span><text:span text:style-name="T8"> then</text:span><text:span text:style-name="T7">1</text:span><text:span text:style-name="T8">, my beloved hearers! to/ be contented with the dispensation of </text:span><text:soft-page-break/><text:span text:style-name="T8">Providence. <text:s/>To/ be moderate in our desires, "He is rich," say our Rabbis,/ who rejoiceth in his lot, for</text:span><text:span text:style-name="T7">2</text:span><text:span text:style-name="T8">, he [Hebrew]/ is blessed with a wealth, which the whims of fortune/ cannot rob him of,; he has an </text:span><text:span text:style-name="T9">inward</text:span><text:span text:style-name="T8"> wealth,/</text:span></text:p>
      <text:p text:style-name="P8"/>
      <text:p text:style-name="P8">[Page 6]</text:p>
      <text:p text:style-name="P3"><text:span text:style-name="T8">springing from a heart which leans upon the sup-/-porter of the whole universe. <text:s/>No complaints, no/ murmurs escape his lips. <text:s/>He understands his/ real wants, and satisfies them agreeably to his means./ <text:s/>Like Ague the son of Jackeh, he prays to God "Give/ me neither riches nor poverty, but feed me with my/ daily allowance" for, that alone is man's indespensable[sic!]/ requisition. <text:s/>To seek the enlargement of our sphere of/ action, to endeavour honestly to increase our possessions,/ may be productive of happiness to ourselves and our/ fellow-beings but if we render that the sole aim/ of our life, </text:span><text:span text:style-name="T3">they</text:span><text:span text:style-name="T8"> it will be apt to engender an ambition/ which knows no bound; for "he that loveth silver, will/ never be satisfied with it" [Hebrew]./ <text:s/>If we deliver up the best years of our existence to the pursuit/ of what is perishable, our demeanour will be as condemnable/ as that of our fathers, who, for the gratification of the appetites,/ </text:span><text:span text:style-name="T3">they</text:span><text:span text:style-name="T8"> would fain have offered their liberty. <text:s/>If despite the infinite/ care which our Father in heaven, bestows on his creatures,/ we aspire to the attainment of the superfluities, we will/ prove ourselves more unthankful than they were; for,/ immeasurably larger than theirs, is the compass/ of our enjoyments./</text:span></text:p>
      <text:p text:style-name="P3"><text:span text:style-name="T8"/></text:p>
      <text:p text:style-name="P3"><text:span text:style-name="T8">[Page 7]</text:span></text:p>
      <text:p text:style-name="P3"><text:span text:style-name="T8">But we should direct our activity with judiciousness,/ we must exert ourselves, in order to acquire competency/ and not become a burthen[sic!] to our fellow-men./ <text:s/>Society demands it of us, religion enjoins it; but/ labour should be alternately followed by rest; for, the/ latter is not synonimous[sic!] with inertness. <text:s/>While/ the physical powers of man are passive; his men-/-tal and moral faculties, which form his noblest/ endowments, expand</text:span><text:span text:style-name="T7">2</text:span><text:span text:style-name="T8"> and develop</text:span><text:span text:style-name="T7">1</text:span><text:span text:style-name="T8">. <text:s/>Those we should/ principally cultivate, those we should eagerly seek/ to bring into action; for when our efforts may have/ failed in procuring us amplitude of means, the force/ of our intellect shall sustain us in adversity; our/ wisdom shall exalt us.--[Hebrew]/ "There is a valuable treasure and oil in the habitation of the/ wise; that is, my friends! the serenity and placidness/ of his mind, amidst all vicissitudes; for he has been/ promised, that what </text:span><text:span text:style-name="T9">he</text:span><text:span text:style-name="T8"> possesses shall gain him/ a vast reward, and his hopes shall never be cut off./ <text:s/>[Hebrew]/ <text:s/>May the Almighty grant that we also become imbued with/ such thoughts and such desires. <text:s/>May we be/ deemed worthy of his infinite bounty, may we profit/ by it to benefit our spiritual health, and be ever/</text:span></text:p>
      <text:p text:style-name="P3"><text:span text:style-name="T8"/></text:p>
      <text:p text:style-name="P3"><text:span text:style-name="T8">[Page 8]</text:span></text:p>
      <text:p text:style-name="P3"><text:span text:style-name="T8">thankful unto Him, and contented with the/ position, which, He </text:span><text:span text:style-name="T3">in</text:span><text:span text:style-name="T8"> according to his inscrutable decree, has/ </text:span><text:span text:style-name="T3">apportioned for</text:span><text:span text:style-name="T8"> assigned to every one of us here below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15:23:17.51</meta:creation-date>
    <dc:date>2013-01-31T11:13:23.44</dc:date>
    <meta:editing-duration>PT13M42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4" meta:paragraph-count="79" meta:word-count="1640" meta:character-count="10070"/>
  </office:meta>
</office:document-meta>
</file>